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0.001cm" table:align="margins" style:shadow="none"/>
    </style:style>
    <style:style style:name="Tabella1.A" style:family="table-column">
      <style:table-column-properties style:column-width="6.906cm" style:rel-column-width="45250*"/>
    </style:style>
    <style:style style:name="Tabella1.B" style:family="table-column">
      <style:table-column-properties style:column-width="3.096cm" style:rel-column-width="20285*"/>
    </style:style>
    <style:style style:name="Tabella1.A1" style:family="table-cell">
      <style:table-cell-properties fo:padding="0.097cm" fo:border="0.05pt solid #000000"/>
    </style:style>
    <style:style style:name="Tabella1.2" style:family="table-row">
      <style:table-row-properties style:min-row-height="7.001cm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none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officeooo:paragraph-rsid="00101258" style:font-size-asian="6pt" style:font-size-complex="6pt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fo:background-color="transparent" style:shadow="none">
        <style:background-image/>
      </style:paragraph-properties>
      <style:text-properties style:font-name="Arial" fo:font-size="6pt" officeooo:paragraph-rsid="00101258" style:font-size-asian="6pt" style:font-size-complex="6pt"/>
    </style:style>
    <style:style style:name="P3" style:family="paragraph" style:parent-style-name="Table_20_Contents">
      <style:paragraph-properties fo:text-align="start" style:justify-single-word="false"/>
      <style:text-properties style:font-name="Verdana" fo:font-size="10pt" fo:font-weight="normal" officeooo:paragraph-rsid="00138d10" style:font-size-asian="10pt" style:font-weight-asian="normal" style:font-size-complex="10pt" style:font-weight-complex="normal"/>
    </style:style>
    <style:style style:name="P4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officeooo:paragraph-rsid="00101258" style:font-size-asian="6pt" style:font-size-complex="6pt"/>
    </style:style>
    <style:style style:name="P5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officeooo:paragraph-rsid="00163910" style:font-size-asian="6pt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10pt" fo:font-weight="normal" officeooo:paragraph-rsid="00138d10" style:font-size-asian="10pt" style:font-weight-asian="normal" style:font-size-complex="10pt" style:font-weight-complex="normal"/>
    </style:style>
    <style:style style:name="T1" style:family="text">
      <style:text-properties officeooo:rsid="001194fd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transparent" style:background-transparency="100%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P1"><text:placeholder text:placeholder-type="text">&lt;for each="o in objects"&gt;</text:placeholder></text:p>
          </table:table-cell>
          <table:covered-table-cell/>
        </table:table-row>
        <table:table-row table:style-name="Tabella1.2">
          <table:table-cell table:style-name="Tabella1.A2" office:value-type="string">
            <text:p text:style-name="Table_20_Contents"><draw:frame draw:style-name="fr1" draw:name="image: asimage(o.draw_image_a)" text:anchor-type="as-char" svg:y="-5.263cm" style:rel-width="100%" svg:height="16.39cm" style:rel-height="scale" draw:z-index="0"><draw:text-box fo:min-width="19.808cm"><text:p text:style-name="P6"/><text:p text:style-name="P3"/><text:p text:style-name="P3"/></draw:text-box></draw:frame></text:p>
          </table:table-cell>
          <table:table-cell table:style-name="Tabella1.B2" office:value-type="string">
            <text:p text:style-name="P1"><text:span text:style-name="T1">Scheda: </text:span><text:placeholder text:placeholder-type="text">&lt;o.name&gt;</text:placeholder></text:p>
            <text:p text:style-name="P2"/>
          </table:table-cell>
        </table:table-row>
        <table:table-row>
          <table:table-cell table:style-name="Tabella1.A3" table:number-columns-spanned="2" office:value-type="string">
            <text:p text:style-name="P5"><text:placeholder text:placeholder-type="text">&lt;/for&gt;</text:placeholder>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footnote-max-height="0cm">
        <style:columns fo:column-count="2">
          <style:column style:rel-width="5670*" fo:start-indent="0cm" fo:end-indent="0cm"/>
          <style:column style:rel-width="5670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8-05-07T14:39:45.157268788</dc:date>
    <dc:creator>Administrator </dc:creator>
    <meta:editing-duration>PT3H31M40S</meta:editing-duration>
    <meta:editing-cycles>11</meta:editing-cycles>
    <meta:document-statistic meta:table-count="1" meta:image-count="0" meta:object-count="0" meta:page-count="1" meta:paragraph-count="4" meta:word-count="7" meta:character-count="47" meta:non-whitespace-character-count="43"/>
  </office:meta>
</office:document-meta>
</file>